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solid" draw:stroke-dash="_32__20_Dots_20_1_20_Dash" draw:fill="solid" draw:fill-color="#e6e6e6" draw:fill-gradient-name="Gradient_20_1" draw:fill-hatch-name="tmp" draw:fill-hatch-solid="false" draw:textarea-horizontal-align="center" draw:textarea-vertical-align="middle" draw:shadow="hidden"/>
    </style:style>
    <style:style style:name="gr4" style:family="graphic" style:parent-style-name="standard">
      <style:graphic-properties draw:fill="solid" draw:fill-color="#e6e6e6" draw:fill-gradient-name="Gradient_20_1" draw:fill-hatch-name="Hatch_20_1" draw:fill-image-name="Empty" draw:textarea-horizontal-align="center" draw:textarea-vertical-align="middle" draw:shadow="visible"/>
    </style:style>
    <style:style style:name="gr5" style:family="graphic" style:parent-style-name="standard">
      <style:graphic-properties draw:fill-color="#e6e6e6" draw:textarea-horizontal-align="center" draw:textarea-vertical-align="middle" draw:shadow="visible"/>
    </style:style>
    <style:style style:name="gr6" style:family="graphic" style:parent-style-name="standard">
      <style:graphic-properties draw:fill-color="#e6e6e6" draw:textarea-horizontal-align="center" draw:textarea-vertical-align="middle" draw:shadow="visib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9cm" fo:min-width="11.51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4cm" fo:min-width="11.1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id="id1" draw:layer="layout" svg:width="3.5cm" svg:height="1cm" svg:x="9.5cm" svg:y="2.5cm">
          <text:p text:style-name="P1">Generation</text:p>
        </draw:rect>
        <draw:connector draw:style-name="gr2" draw:text-style-name="P1" draw:layer="layout" svg:x1="11.25cm" svg:y1="3.5cm" svg:x2="5.5cm" svg:y2="4.5cm" draw:start-shape="id1" draw:start-glue-point="2" draw:end-shape="id2" draw:end-glue-point="0" svg:d="m11250 3500v501h-2750v-2h-3000v501">
          <text:p/>
        </draw:connector>
        <draw:rect draw:style-name="gr3" draw:text-style-name="P1" draw:id="id3" draw:layer="layout" svg:width="4cm" svg:height="1cm" svg:x="14.5cm" svg:y="4.5cm">
          <text:p text:style-name="P1">Photovoltaic</text:p>
        </draw:rect>
        <draw:connector draw:style-name="gr2" draw:text-style-name="P1" draw:layer="layout" svg:x1="11.25cm" svg:y1="3.5cm" svg:x2="16.5cm" svg:y2="4.5cm" draw:start-shape="id1" draw:start-glue-point="2" draw:end-shape="id3" draw:end-glue-point="0" svg:d="m11250 3500v501h2500v-2h2750v501">
          <text:p/>
        </draw:connector>
        <draw:rect draw:style-name="gr1" draw:text-style-name="P1" draw:id="id2" draw:layer="layout" svg:width="4cm" svg:height="1cm" svg:x="3.5cm" svg:y="4.5cm">
          <text:p text:style-name="P1">Turbine</text:p>
        </draw:rect>
        <draw:rect draw:style-name="gr4" draw:text-style-name="P1" draw:id="id4" draw:layer="layout" svg:width="4cm" svg:height="1cm" svg:x="11.5cm" svg:y="7.5cm">
          <text:p text:style-name="P1">Wind</text:p>
        </draw:rect>
        <draw:rect draw:style-name="gr1" draw:text-style-name="P1" draw:id="id5" draw:layer="layout" svg:width="4.5cm" svg:height="2cm" svg:x="6.5cm" svg:y="7.5cm">
          <text:p text:style-name="P1">Solar Stirling </text:p>
          <text:p text:style-name="P1">Engine</text:p>
        </draw:rect>
        <draw:rect draw:style-name="gr1" draw:text-style-name="P1" draw:id="id6" draw:layer="layout" svg:width="4cm" svg:height="1cm" svg:x="2cm" svg:y="7.5cm">
          <text:p text:style-name="P1">Steam</text:p>
        </draw:rect>
        <draw:rect draw:style-name="gr1" draw:text-style-name="P1" draw:id="id7" draw:layer="layout" svg:width="4cm" svg:height="1cm" svg:x="16cm" svg:y="7.5cm">
          <text:p text:style-name="P1">Water</text:p>
        </draw:rect>
        <draw:connector draw:style-name="gr2" draw:text-style-name="P1" draw:layer="layout" svg:x1="5.5cm" svg:y1="5.5cm" svg:x2="13.5cm" svg:y2="7.5cm" draw:start-shape="id2" draw:start-glue-point="2" draw:end-shape="id4" draw:end-glue-point="0" svg:d="m5500 5500v1000h8000v1000">
          <text:p/>
        </draw:connector>
        <draw:connector draw:style-name="gr2" draw:text-style-name="P1" draw:layer="layout" svg:x1="5.5cm" svg:y1="5.5cm" svg:x2="8.75cm" svg:y2="7.5cm" draw:start-shape="id2" draw:start-glue-point="2" draw:end-shape="id5" draw:end-glue-point="0" svg:d="m5500 5500v1000h3250v1000">
          <text:p/>
        </draw:connector>
        <draw:connector draw:style-name="gr2" draw:text-style-name="P1" draw:layer="layout" svg:x1="5.5cm" svg:y1="5.5cm" svg:x2="4cm" svg:y2="7.5cm" draw:start-shape="id2" draw:start-glue-point="2" draw:end-shape="id6" svg:d="m5500 5500v1000h-1500v1000">
          <text:p/>
        </draw:connector>
        <draw:connector draw:style-name="gr2" draw:text-style-name="P1" draw:layer="layout" svg:x1="5.5cm" svg:y1="5.5cm" svg:x2="18cm" svg:y2="7.5cm" draw:start-shape="id2" draw:start-glue-point="2" draw:end-shape="id7" draw:end-glue-point="0" svg:d="m5500 5500v1000h12500v1000">
          <text:p/>
        </draw:connector>
        <draw:rect draw:style-name="gr1" draw:text-style-name="P1" draw:id="id10" draw:layer="layout" svg:width="4cm" svg:height="1cm" svg:x="5.5cm" svg:y="11.5cm">
          <text:p text:style-name="P1">Wave</text:p>
        </draw:rect>
        <draw:rect draw:style-name="gr1" draw:text-style-name="P1" draw:id="id9" draw:layer="layout" svg:width="4cm" svg:height="1cm" svg:x="10.5cm" svg:y="11.5cm">
          <text:p text:style-name="P1">Tidal</text:p>
        </draw:rect>
        <draw:rect draw:style-name="gr1" draw:text-style-name="P1" draw:id="id8" draw:layer="layout" svg:width="4.5cm" svg:height="1cm" svg:x="15cm" svg:y="11.5cm">
          <text:p text:style-name="P1">Pumped Hydro</text:p>
        </draw:rect>
        <draw:connector draw:style-name="gr2" draw:text-style-name="P1" draw:layer="layout" svg:x1="18cm" svg:y1="8.5cm" svg:x2="17.25cm" svg:y2="11.5cm" draw:start-shape="id7" draw:start-glue-point="2" draw:end-shape="id8" draw:end-glue-point="0" svg:d="m18000 8500v1500h-750v1500">
          <text:p/>
        </draw:connector>
        <draw:connector draw:style-name="gr2" draw:text-style-name="P1" draw:layer="layout" svg:x1="18cm" svg:y1="8.5cm" svg:x2="12.5cm" svg:y2="11.5cm" draw:start-shape="id7" draw:start-glue-point="2" draw:end-shape="id9" draw:end-glue-point="0" svg:d="m18000 8500v1500h-5500v1500">
          <text:p/>
        </draw:connector>
        <draw:connector draw:style-name="gr2" draw:text-style-name="P1" draw:layer="layout" svg:x1="18cm" svg:y1="8.5cm" svg:x2="7.5cm" svg:y2="11.5cm" draw:start-shape="id7" draw:start-glue-point="2" draw:end-shape="id10" draw:end-glue-point="0" svg:d="m18000 8500v1500h-10500v1500">
          <text:p/>
        </draw:connector>
        <draw:rect draw:style-name="gr1" draw:text-style-name="P1" draw:id="id11" draw:layer="layout" svg:width="4cm" svg:height="1cm" svg:x="3.5cm" svg:y="14.5cm">
          <text:p text:style-name="P1">Fossil Fuel</text:p>
        </draw:rect>
        <draw:rect draw:style-name="gr1" draw:text-style-name="P1" draw:id="id13" draw:layer="layout" svg:width="4cm" svg:height="1cm" svg:x="18cm" svg:y="14.5cm">
          <text:p text:style-name="P1">Nuclear</text:p>
        </draw:rect>
        <draw:rect draw:style-name="gr1" draw:text-style-name="P1" draw:id="id15" draw:layer="layout" svg:width="5cm" svg:height="2cm" svg:x="8cm" svg:y="14.5cm">
          <text:p text:style-name="P1">Solar Parabolic </text:p>
          <text:p text:style-name="P1">Trough</text:p>
        </draw:rect>
        <draw:rect draw:style-name="gr1" draw:text-style-name="P1" draw:id="id14" draw:layer="layout" svg:width="4cm" svg:height="1cm" svg:x="13.5cm" svg:y="14.5cm">
          <text:p text:style-name="P1">Geothermal</text:p>
        </draw:rect>
        <draw:rect draw:style-name="gr1" draw:text-style-name="P1" draw:id="id12" draw:layer="layout" svg:width="4cm" svg:height="1cm" svg:x="-1cm" svg:y="14.5cm">
          <text:p text:style-name="P1">Biomass</text:p>
        </draw:rect>
        <draw:connector draw:style-name="gr2" draw:text-style-name="P1" draw:layer="layout" draw:line-skew="2cm" svg:x1="4cm" svg:y1="8.5cm" svg:x2="5.5cm" svg:y2="14.5cm" draw:start-shape="id6" draw:start-glue-point="2" draw:end-shape="id11" draw:end-glue-point="0" svg:d="m4000 8500v5000h1500v1000">
          <text:p/>
        </draw:connector>
        <draw:connector draw:style-name="gr2" draw:text-style-name="P1" draw:layer="layout" draw:line-skew="2cm" svg:x1="4cm" svg:y1="8.5cm" svg:x2="1cm" svg:y2="14.5cm" draw:start-shape="id6" draw:start-glue-point="2" draw:end-shape="id12" draw:end-glue-point="0" svg:d="m4000 8500v5000h-3000v1000">
          <text:p/>
        </draw:connector>
        <draw:connector draw:style-name="gr2" draw:text-style-name="P1" draw:layer="layout" draw:line-skew="2cm" svg:x1="4cm" svg:y1="8.5cm" svg:x2="20cm" svg:y2="14.5cm" draw:start-shape="id6" draw:start-glue-point="2" draw:end-shape="id13" draw:end-glue-point="0" svg:d="m4000 8500v5000h16000v1000">
          <text:p/>
        </draw:connector>
        <draw:connector draw:style-name="gr2" draw:text-style-name="P1" draw:layer="layout" draw:line-skew="2cm" svg:x1="4cm" svg:y1="8.5cm" svg:x2="15.5cm" svg:y2="14.5cm" draw:start-shape="id6" draw:start-glue-point="2" draw:end-shape="id14" draw:end-glue-point="0" svg:d="m4000 8500v5000h11500v1000">
          <text:p/>
        </draw:connector>
        <draw:connector draw:style-name="gr2" draw:text-style-name="P1" draw:layer="layout" draw:line-skew="2cm" svg:x1="4cm" svg:y1="8.5cm" svg:x2="10.5cm" svg:y2="14.5cm" draw:start-shape="id6" draw:start-glue-point="2" draw:end-shape="id15" draw:end-glue-point="0" svg:d="m4000 8500v5000h6500v1000">
          <text:p/>
        </draw:connector>
        <draw:rect draw:style-name="gr1" draw:text-style-name="P1" draw:id="id17" draw:layer="layout" svg:width="4cm" svg:height="1cm" svg:x="12.5cm" svg:y="18cm">
          <text:p text:style-name="P1">Fusion</text:p>
        </draw:rect>
        <draw:rect draw:style-name="gr5" draw:text-style-name="P1" draw:id="id16" draw:layer="layout" svg:width="4cm" svg:height="1cm" svg:x="17cm" svg:y="18cm">
          <text:p text:style-name="P1">Fission</text:p>
        </draw:rect>
        <draw:connector draw:style-name="gr2" draw:text-style-name="P1" draw:layer="layout" svg:x1="20cm" svg:y1="15.5cm" svg:x2="19cm" svg:y2="18cm" draw:start-shape="id13" draw:start-glue-point="2" draw:end-shape="id16" svg:d="m20000 15500v1250h-1000v1250">
          <text:p/>
        </draw:connector>
        <draw:connector draw:style-name="gr2" draw:text-style-name="P1" draw:layer="layout" svg:x1="20cm" svg:y1="15.5cm" svg:x2="14.5cm" svg:y2="18cm" draw:start-shape="id13" draw:start-glue-point="2" draw:end-shape="id17" draw:end-glue-point="0" svg:d="m20000 15500v1250h-5500v1250">
          <text:p/>
        </draw:connector>
        <draw:rect draw:style-name="gr1" draw:text-style-name="P1" draw:id="id18" draw:layer="layout" svg:width="4cm" svg:height="1cm" svg:x="1.5cm" svg:y="21cm">
          <text:p text:style-name="P1">Diesel</text:p>
        </draw:rect>
        <draw:rect draw:style-name="gr5" draw:text-style-name="P1" draw:id="id19" draw:layer="layout" svg:width="4cm" svg:height="1cm" svg:x="6cm" svg:y="21cm">
          <text:p text:style-name="P1">Coal</text:p>
        </draw:rect>
        <draw:rect draw:style-name="gr1" draw:text-style-name="P1" draw:id="id20" draw:layer="layout" svg:width="4cm" svg:height="1cm" svg:x="10.5cm" svg:y="21cm">
          <text:p text:style-name="P1">Oil</text:p>
        </draw:rect>
        <draw:rect draw:style-name="gr5" draw:text-style-name="P1" draw:id="id21" draw:layer="layout" svg:width="4cm" svg:height="1cm" svg:x="15cm" svg:y="21cm">
          <text:p text:style-name="P1">Gas</text:p>
        </draw:rect>
        <draw:connector draw:style-name="gr2" draw:text-style-name="P1" draw:layer="layout" draw:line-skew="1.75cm" svg:x1="5.5cm" svg:y1="15.5cm" svg:x2="3.5cm" svg:y2="21cm" draw:start-shape="id11" draw:start-glue-point="2" draw:end-shape="id18" draw:end-glue-point="0" svg:d="m5500 15500v4500h-2000v1000">
          <text:p/>
        </draw:connector>
        <draw:connector draw:style-name="gr2" draw:text-style-name="P1" draw:layer="layout" draw:line-skew="1.75cm" svg:x1="5.5cm" svg:y1="15.5cm" svg:x2="8cm" svg:y2="21cm" draw:start-shape="id11" draw:start-glue-point="2" draw:end-shape="id19" draw:end-glue-point="0" svg:d="m5500 15500v4500h2500v1000">
          <text:p/>
        </draw:connector>
        <draw:connector draw:style-name="gr2" draw:text-style-name="P1" draw:layer="layout" draw:line-skew="1.75cm" svg:x1="5.5cm" svg:y1="15.5cm" svg:x2="12.5cm" svg:y2="21cm" draw:start-shape="id11" draw:start-glue-point="2" draw:end-shape="id20" draw:end-glue-point="0" svg:d="m5500 15500v4500h7000v1000">
          <text:p/>
        </draw:connector>
        <draw:connector draw:style-name="gr2" draw:text-style-name="P1" draw:layer="layout" draw:line-skew="1.75cm" svg:x1="5.5cm" svg:y1="15.5cm" svg:x2="17cm" svg:y2="21cm" draw:start-shape="id11" draw:start-glue-point="2" draw:end-shape="id21" draw:end-glue-point="0" svg:d="m5500 15500v4500h11500v1000">
          <text:p/>
        </draw:connector>
        <draw:rect draw:style-name="gr6" draw:text-style-name="P1" draw:layer="layout" svg:width="1.5cm" svg:height="1cm" svg:x="3cm" svg:y="23.5cm">
          <text:p/>
        </draw:rect>
        <draw:frame draw:style-name="gr7" draw:layer="layout" svg:width="13.155cm" svg:height="0.963cm" svg:x="5.345cm" svg:y="23.537cm">
          <draw:text-box>
            <text:p>= Generation Types considered in this thesis </text:p>
          </draw:text-box>
        </draw:frame>
      </draw:page>
      <draw:page draw:name="page2" draw:style-name="dp1" draw:master-page-name="Default">
        <draw:rect draw:style-name="gr1" draw:text-style-name="P1" draw:id="id22" draw:layer="layout" svg:width="3.909cm" svg:height="0.886cm" svg:x="9cm" svg:y="1.614cm">
          <text:p text:style-name="P1">Generation</text:p>
        </draw:rect>
        <draw:connector draw:style-name="gr2" draw:text-style-name="P1" draw:layer="layout" svg:x1="10.954cm" svg:y1="2.5cm" svg:x2="6.261cm" svg:y2="4.273cm" draw:start-shape="id22" draw:start-glue-point="2" draw:end-shape="id23" draw:end-glue-point="0" svg:d="m10954 2500v887h-4693v886">
          <text:p/>
        </draw:connector>
        <draw:rect draw:style-name="gr3" draw:text-style-name="P1" draw:id="id24" draw:layer="layout" svg:width="4.261cm" svg:height="0.886cm" svg:x="14.239cm" svg:y="4.273cm">
          <text:p text:style-name="P1">Photovoltaics</text:p>
        </draw:rect>
        <draw:connector draw:style-name="gr2" draw:text-style-name="P1" draw:layer="layout" svg:x1="10.954cm" svg:y1="2.5cm" svg:x2="16.369cm" svg:y2="4.273cm" draw:start-shape="id22" draw:start-glue-point="2" draw:end-shape="id24" draw:end-glue-point="0" svg:d="m10954 2500v887h5415v886">
          <text:p/>
        </draw:connector>
        <draw:rect draw:style-name="gr1" draw:text-style-name="P1" draw:id="id23" draw:layer="layout" svg:width="3.545cm" svg:height="0.886cm" svg:x="4.489cm" svg:y="4.273cm">
          <text:p text:style-name="P1">Turbine</text:p>
        </draw:rect>
        <draw:rect draw:style-name="gr4" draw:text-style-name="P1" draw:id="id25" draw:layer="layout" svg:width="3.545cm" svg:height="0.886cm" svg:x="11.955cm" svg:y="7cm">
          <text:p text:style-name="P1">Wind</text:p>
        </draw:rect>
        <draw:rect draw:style-name="gr1" draw:text-style-name="P1" draw:id="id26" draw:layer="layout" svg:width="4.636cm" svg:height="1.773cm" svg:x="6.864cm" svg:y="7cm">
          <text:p text:style-name="P1">Solar Stirling</text:p>
          <text:p text:style-name="P1">Engine</text:p>
        </draw:rect>
        <draw:rect draw:style-name="gr1" draw:text-style-name="P1" draw:id="id27" draw:layer="layout" svg:width="3.546cm" svg:height="0.886cm" svg:x="2.454cm" svg:y="7cm">
          <text:p text:style-name="P1">Steam</text:p>
        </draw:rect>
        <draw:rect draw:style-name="gr1" draw:text-style-name="P1" draw:id="id28" draw:layer="layout" svg:width="3.546cm" svg:height="0.886cm" svg:x="17cm" svg:y="7cm">
          <text:p text:style-name="P1">Water</text:p>
        </draw:rect>
        <draw:connector draw:style-name="gr2" draw:text-style-name="P1" draw:layer="layout" draw:line-skew="-0.08cm" svg:x1="6.261cm" svg:y1="5.159cm" svg:x2="13.727cm" svg:y2="7cm" draw:start-shape="id23" draw:start-glue-point="2" draw:end-shape="id25" draw:end-glue-point="0" svg:d="m6261 5159v841h7466v1000">
          <text:p/>
        </draw:connector>
        <draw:connector draw:style-name="gr2" draw:text-style-name="P1" draw:layer="layout" draw:line-skew="-0.08cm" svg:x1="6.261cm" svg:y1="5.159cm" svg:x2="9.182cm" svg:y2="7cm" draw:start-shape="id23" draw:start-glue-point="2" draw:end-shape="id26" draw:end-glue-point="0" svg:d="m6261 5159v841h2921v1000">
          <text:p/>
        </draw:connector>
        <draw:connector draw:style-name="gr2" draw:text-style-name="P1" draw:layer="layout" draw:line-skew="-0.08cm" svg:x1="6.261cm" svg:y1="5.159cm" svg:x2="4.227cm" svg:y2="7cm" draw:start-shape="id23" draw:start-glue-point="2" draw:end-shape="id27" svg:d="m6261 5159v841h-2034v1000">
          <text:p/>
        </draw:connector>
        <draw:connector draw:style-name="gr2" draw:text-style-name="P1" draw:layer="layout" draw:line-skew="-0.08cm" svg:x1="6.261cm" svg:y1="5.159cm" svg:x2="18.773cm" svg:y2="7cm" draw:start-shape="id23" draw:start-glue-point="2" draw:end-shape="id28" draw:end-glue-point="0" svg:d="m6261 5159v841h12512v1000">
          <text:p/>
        </draw:connector>
        <draw:rect draw:style-name="gr1" draw:text-style-name="P1" draw:id="id31" draw:layer="layout" svg:width="3.546cm" svg:height="0.887cm" svg:x="6.261cm" svg:y="10.477cm">
          <text:p text:style-name="P1">Wave</text:p>
        </draw:rect>
        <draw:rect draw:style-name="gr1" draw:text-style-name="P1" draw:id="id30" draw:layer="layout" svg:width="3.546cm" svg:height="0.887cm" svg:x="10.693cm" svg:y="10.477cm">
          <text:p text:style-name="P1">Tidal</text:p>
        </draw:rect>
        <draw:rect draw:style-name="gr1" draw:text-style-name="P1" draw:id="id29" draw:layer="layout" svg:width="5.318cm" svg:height="0.887cm" svg:x="14.682cm" svg:y="10.477cm">
          <text:p text:style-name="P1">Pumped Hydro</text:p>
        </draw:rect>
        <draw:connector draw:style-name="gr2" draw:text-style-name="P1" draw:layer="layout" svg:x1="18.773cm" svg:y1="7.886cm" svg:x2="17.341cm" svg:y2="10.477cm" draw:start-shape="id28" draw:start-glue-point="2" draw:end-shape="id29" draw:end-glue-point="0" svg:d="m18773 7886v1296h-1432v1295">
          <text:p/>
        </draw:connector>
        <draw:connector draw:style-name="gr2" draw:text-style-name="P1" draw:layer="layout" svg:x1="18.773cm" svg:y1="7.886cm" svg:x2="12.466cm" svg:y2="10.477cm" draw:start-shape="id28" draw:start-glue-point="2" draw:end-shape="id30" draw:end-glue-point="0" svg:d="m18773 7886v1296h-6307v1295">
          <text:p/>
        </draw:connector>
        <draw:connector draw:style-name="gr2" draw:text-style-name="P1" draw:layer="layout" svg:x1="18.773cm" svg:y1="7.886cm" svg:x2="8.034cm" svg:y2="10.477cm" draw:start-shape="id28" draw:start-glue-point="2" draw:end-shape="id31" draw:end-glue-point="0" svg:d="m18773 7886v1296h-10739v1295">
          <text:p/>
        </draw:connector>
        <draw:rect draw:style-name="gr1" draw:text-style-name="P1" draw:id="id32" draw:layer="layout" svg:width="3.545cm" svg:height="0.887cm" svg:x="4.489cm" svg:y="13.136cm">
          <text:p text:style-name="P1">Fossil Fuel</text:p>
        </draw:rect>
        <draw:rect draw:style-name="gr1" draw:text-style-name="P1" draw:id="id34" draw:layer="layout" svg:width="3.545cm" svg:height="0.887cm" svg:x="17.341cm" svg:y="13.136cm">
          <text:p text:style-name="P1">Nuclear</text:p>
        </draw:rect>
        <draw:rect draw:style-name="gr1" draw:text-style-name="P1" draw:id="id36" draw:layer="layout" svg:width="4.523cm" svg:height="1.773cm" svg:x="8.477cm" svg:y="13.136cm">
          <text:p text:style-name="P1">Solar Parabolic</text:p>
          <text:p text:style-name="P1">Trough</text:p>
        </draw:rect>
        <draw:rect draw:style-name="gr1" draw:text-style-name="P1" draw:id="id35" draw:layer="layout" svg:width="3.546cm" svg:height="0.887cm" svg:x="13.352cm" svg:y="13.136cm">
          <text:p text:style-name="P1">Geothermal</text:p>
        </draw:rect>
        <draw:rect draw:style-name="gr1" draw:text-style-name="P1" draw:id="id33" draw:layer="layout" svg:width="3.545cm" svg:height="0.887cm" svg:x="0.5cm" svg:y="13.136cm">
          <text:p text:style-name="P1">Biomass</text:p>
        </draw:rect>
        <draw:connector draw:style-name="gr2" draw:text-style-name="P1" draw:layer="layout" draw:line-skew="1.489cm" svg:x1="4.227cm" svg:y1="7.886cm" svg:x2="6.261cm" svg:y2="13.136cm" draw:start-shape="id27" draw:start-glue-point="2" draw:end-shape="id32" draw:end-glue-point="0" svg:d="m4227 7886v4114h2034v1136">
          <text:p/>
        </draw:connector>
        <draw:connector draw:style-name="gr2" draw:text-style-name="P1" draw:layer="layout" draw:line-skew="1.489cm" svg:x1="4.227cm" svg:y1="7.886cm" svg:x2="2.272cm" svg:y2="13.136cm" draw:start-shape="id27" draw:start-glue-point="2" draw:end-shape="id33" draw:end-glue-point="0" svg:d="m4227 7886v4114h-1955v1136">
          <text:p/>
        </draw:connector>
        <draw:connector draw:style-name="gr2" draw:text-style-name="P1" draw:layer="layout" draw:line-skew="1.489cm" svg:x1="4.227cm" svg:y1="7.886cm" svg:x2="19.113cm" svg:y2="13.136cm" draw:start-shape="id27" draw:start-glue-point="2" draw:end-shape="id34" draw:end-glue-point="0" svg:d="m4227 7886v4114h14886v1136">
          <text:p/>
        </draw:connector>
        <draw:connector draw:style-name="gr2" draw:text-style-name="P1" draw:layer="layout" draw:line-skew="1.489cm" svg:x1="4.227cm" svg:y1="7.886cm" svg:x2="15.125cm" svg:y2="13.136cm" draw:start-shape="id27" draw:start-glue-point="2" draw:end-shape="id35" draw:end-glue-point="0" svg:d="m4227 7886v4114h10898v1136">
          <text:p/>
        </draw:connector>
        <draw:connector draw:style-name="gr2" draw:text-style-name="P1" draw:layer="layout" draw:line-skew="1.489cm" svg:x1="4.227cm" svg:y1="7.886cm" svg:x2="10.738cm" svg:y2="13.136cm" draw:start-shape="id27" draw:start-glue-point="2" draw:end-shape="id36" draw:end-glue-point="0" svg:d="m4227 7886v4114h6511v1136">
          <text:p/>
        </draw:connector>
        <draw:rect draw:style-name="gr1" draw:text-style-name="P1" draw:id="id38" draw:layer="layout" svg:width="3.545cm" svg:height="0.886cm" svg:x="12.466cm" svg:y="16.239cm">
          <text:p text:style-name="P1">Fusion</text:p>
        </draw:rect>
        <draw:rect draw:style-name="gr5" draw:text-style-name="P1" draw:id="id37" draw:layer="layout" svg:width="3.545cm" svg:height="0.886cm" svg:x="16.455cm" svg:y="16.239cm">
          <text:p text:style-name="P1">Fission</text:p>
        </draw:rect>
        <draw:connector draw:style-name="gr2" draw:text-style-name="P1" draw:layer="layout" svg:x1="19.113cm" svg:y1="14.023cm" svg:x2="18.227cm" svg:y2="16.239cm" draw:start-shape="id34" draw:start-glue-point="2" draw:end-shape="id37" svg:d="m19113 14023v1108h-886v1108">
          <text:p/>
        </draw:connector>
        <draw:connector draw:style-name="gr2" draw:text-style-name="P1" draw:layer="layout" svg:x1="19.113cm" svg:y1="14.023cm" svg:x2="14.238cm" svg:y2="16.239cm" draw:start-shape="id34" draw:start-glue-point="2" draw:end-shape="id38" draw:end-glue-point="0" svg:d="m19113 14023v1108h-4875v1108">
          <text:p/>
        </draw:connector>
        <draw:rect draw:style-name="gr1" draw:text-style-name="P1" draw:id="id39" draw:layer="layout" svg:width="3.545cm" svg:height="0.886cm" svg:x="2.716cm" svg:y="18.898cm">
          <text:p text:style-name="P1">Diesel</text:p>
        </draw:rect>
        <draw:rect draw:style-name="gr5" draw:text-style-name="P1" draw:id="id40" draw:layer="layout" svg:width="3.545cm" svg:height="0.886cm" svg:x="6.705cm" svg:y="18.898cm">
          <text:p text:style-name="P1">Coal</text:p>
        </draw:rect>
        <draw:rect draw:style-name="gr1" draw:text-style-name="P1" draw:id="id41" draw:layer="layout" svg:width="3.546cm" svg:height="0.886cm" svg:x="10.693cm" svg:y="18.898cm">
          <text:p text:style-name="P1">Oil</text:p>
        </draw:rect>
        <draw:rect draw:style-name="gr5" draw:text-style-name="P1" draw:id="id42" draw:layer="layout" svg:width="3.545cm" svg:height="0.886cm" svg:x="14.682cm" svg:y="18.898cm">
          <text:p text:style-name="P1">Gas</text:p>
        </draw:rect>
        <draw:connector draw:style-name="gr2" draw:text-style-name="P1" draw:layer="layout" draw:line-skew="1.539cm" svg:x1="6.261cm" svg:y1="14.023cm" svg:x2="4.488cm" svg:y2="18.898cm" draw:start-shape="id32" draw:start-glue-point="2" draw:end-shape="id39" draw:end-glue-point="0" svg:d="m6261 14023v3977h-1773v898">
          <text:p/>
        </draw:connector>
        <draw:connector draw:style-name="gr2" draw:text-style-name="P1" draw:layer="layout" draw:line-skew="1.539cm" svg:x1="6.261cm" svg:y1="14.023cm" svg:x2="8.477cm" svg:y2="18.898cm" draw:start-shape="id32" draw:start-glue-point="2" draw:end-shape="id40" draw:end-glue-point="0" svg:d="m6261 14023v3977h2216v898">
          <text:p/>
        </draw:connector>
        <draw:connector draw:style-name="gr2" draw:text-style-name="P1" draw:layer="layout" draw:line-skew="1.539cm" svg:x1="6.261cm" svg:y1="14.023cm" svg:x2="12.466cm" svg:y2="18.898cm" draw:start-shape="id32" draw:start-glue-point="2" draw:end-shape="id41" draw:end-glue-point="0" svg:d="m6261 14023v3977h6205v898">
          <text:p/>
        </draw:connector>
        <draw:connector draw:style-name="gr2" draw:text-style-name="P1" draw:layer="layout" draw:line-skew="1.539cm" svg:x1="6.261cm" svg:y1="14.023cm" svg:x2="16.454cm" svg:y2="18.898cm" draw:start-shape="id32" draw:start-glue-point="2" draw:end-shape="id42" draw:end-glue-point="0" svg:d="m6261 14023v3977h10193v898">
          <text:p/>
        </draw:connector>
        <draw:rect draw:style-name="gr6" draw:text-style-name="P1" draw:layer="layout" svg:width="1.33cm" svg:height="0.886cm" svg:x="4.045cm" svg:y="21.114cm">
          <text:p/>
        </draw:rect>
        <draw:frame draw:style-name="gr8" draw:layer="layout" svg:width="13.155cm" svg:height="0.963cm" svg:x="6.124cm" svg:y="21.146cm">
          <draw:text-box>
            <text:p>= Generation Types considered in this thesis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51cm" draw:rotation="450"/>
    <draw:hatch draw:name="tmp" draw:style="single" draw:color="#c0c0c0" draw:distance="0.1cm" draw:rotation="450"/>
    <draw:fill-image draw:name="Empty" xlink:href="Pictures/100000000000000800000008913C8356.png" xlink:type="simple" xlink:show="embed" xlink:actuate="onLoad"/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ames Brooks</meta:initial-creator>
    <meta:creation-date>2010-04-27T19:59:24.27</meta:creation-date>
    <dc:date>2010-04-28T13:54:13.50</dc:date>
    <dc:creator>James Brooks</dc:creator>
    <meta:editing-duration>PT00H15M38S</meta:editing-duration>
    <meta:editing-cycles>3</meta:editing-cycles>
    <meta:generator>OpenOffice.org/3.1$Win32 OpenOffice.org_project/310m19$Build-9420</meta:generator>
    <meta:document-statistic meta:object-count="86"/>
  </office:meta>
</office:document-meta>
</file>